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adornments="Gras" style:font-family-generic="swiss" style:font-pitch="variable"/>
    <style:font-face style:name="Segoe UI" svg:font-family="'Segoe UI'" style:font-adornments="Normal" style:font-family-generic="swiss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b37b"/>
    </style:style>
    <style:style style:name="P2" style:family="paragraph" style:parent-style-name="Subtitle">
      <style:text-properties officeooo:rsid="0016e704" officeooo:paragraph-rsid="0016e704"/>
    </style:style>
    <style:style style:name="P3" style:family="paragraph" style:parent-style-name="Heading_20_1">
      <style:text-properties officeooo:paragraph-rsid="003ce24f"/>
    </style:style>
    <style:style style:name="P4" style:family="paragraph" style:parent-style-name="Preformatted_20_Text">
      <style:text-properties fo:font-size="9pt" style:font-size-asian="9pt" style:font-size-complex="9pt"/>
    </style:style>
    <style:style style:name="P5" style:family="paragraph" style:parent-style-name="Preformatted_20_Text">
      <style:text-properties fo:font-size="9pt" officeooo:paragraph-rsid="003ec982" style:font-size-asian="9pt" style:font-size-complex="9pt"/>
    </style:style>
    <style:style style:name="P6" style:family="paragraph" style:parent-style-name="Preformatted_20_Text">
      <style:text-properties fo:font-size="9pt" officeooo:paragraph-rsid="003ee65b" style:font-size-asian="9pt" style:font-size-complex="9pt"/>
    </style:style>
    <style:style style:name="P7" style:family="paragraph" style:parent-style-name="Preformatted_20_Text">
      <style:text-properties fo:font-size="9pt" officeooo:paragraph-rsid="0040ed0d" style:font-size-asian="9pt" style:font-size-complex="9pt"/>
    </style:style>
    <style:style style:name="P8" style:family="paragraph" style:parent-style-name="Preformatted_20_Text">
      <style:text-properties officeooo:paragraph-rsid="0040ed0d"/>
    </style:style>
    <style:style style:name="P9" style:family="paragraph" style:parent-style-name="Text_20_body">
      <style:text-properties officeooo:paragraph-rsid="003ce24f"/>
    </style:style>
    <style:style style:name="P10" style:family="paragraph" style:parent-style-name="Text_20_body">
      <style:text-properties officeooo:rsid="003ec982" officeooo:paragraph-rsid="003ec982"/>
    </style:style>
    <style:style style:name="P11" style:family="paragraph" style:parent-style-name="Text_20_body">
      <style:text-properties officeooo:paragraph-rsid="003ee65b"/>
    </style:style>
    <style:style style:name="P12" style:family="paragraph" style:parent-style-name="Text_20_body">
      <style:text-properties officeooo:rsid="004032e2" officeooo:paragraph-rsid="004032e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goe UI1" fo:font-size="24pt" fo:font-weight="bold" officeooo:rsid="003ce24f" style:font-name-asian="Microsoft YaHei" style:font-size-asian="28pt" style:font-weight-asian="bold" style:font-name-complex="Lucida Sans" style:font-size-complex="28pt" style:font-weight-complex="bold"/>
    </style:style>
    <style:style style:name="T3" style:family="text">
      <style:text-properties style:font-name="Segoe UI" fo:font-size="11pt" officeooo:rsid="003ee65b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3ee65b" style:font-size-asian="9pt" style:font-size-complex="9pt"/>
    </style:style>
    <style:style style:name="T6" style:family="text">
      <style:text-properties fo:background-color="#ffd7d7" loext:char-shading-value="0"/>
    </style:style>
    <style:style style:name="T7" style:family="text">
      <style:text-properties officeooo:rsid="003ce24f"/>
    </style:style>
    <style:style style:name="T8" style:family="text">
      <style:text-properties officeooo:rsid="003ec982"/>
    </style:style>
    <style:style style:name="T9" style:family="text">
      <style:text-properties officeooo:rsid="003ee65b"/>
    </style:style>
    <style:style style:name="T10" style:family="text">
      <style:text-properties style:font-name="Liberation Mono" officeooo:rsid="003ee65b" style:font-name-asian="NSimSun1" style:font-name-complex="Liberation Mono"/>
    </style:style>
    <style:style style:name="T11" style:family="text">
      <style:text-properties style:font-name="Liberation Mono" fo:font-size="9pt" officeooo:rsid="003ee65b" style:font-name-asian="NSimSun1" style:font-size-asian="9pt" style:font-name-complex="Liberation Mono" style:font-size-complex="9pt"/>
    </style:style>
    <style:style style:name="T12" style:family="text">
      <style:text-properties style:font-name="Liberation Mono" fo:font-size="9pt" officeooo:rsid="0040ed0d" style:font-name-asian="NSimSun1" style:font-size-asian="9pt" style:font-name-complex="Liberation Mono" style:font-size-complex="9pt"/>
    </style:style>
    <style:style style:name="T13" style:family="text">
      <style:text-properties officeooo:rsid="004032e2"/>
    </style:style>
    <style:style style:name="T14" style:family="text">
      <style:text-properties officeooo:rsid="0040ed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 <text:span text:style-name="T2">Spark </text:span>: Spark batch and stream processing: <text:s/>Twitter Sentiment Analysis</text:p>
      <text:p text:style-name="P2">Mastère Big Data 2019/2020</text:p>
      <text:p text:style-name="Subtitle">Benjamin Thery - benjamin.thery@grenoble-inp.org</text:p>
      <text:p text:style-name="P1"/>
      <text:h text:style-name="P3" text:outline-level="1"><text:span text:style-name="T7">1. Batch Processing</text:span></text:h>
      <text:p text:style-name="P9"/>
      <text:p text:style-name="P10"><text:span text:style-name="T1">Fichier Source :</text:span> <text:span text:style-name="T6">BatchAnalysis.scala</text:span></text:p>
      <text:h text:style-name="Heading_20_2" text:outline-level="2">1.1 <text:span text:style-name="T7">Combien de tweets mentionnent Donald Trump ?</text:span></text:h>
      <text:p text:style-name="P4">val tweets: RDD[String] = sc.textFile("1Mtweets_en.txt")</text:p>
      <text:p text:style-name="P4">val donaldTweets: RDD[String] = tweets.filter(text =&gt; text.contains("Trump"))</text:p>
      <text:p text:style-name="P4"/>
      <text:p text:style-name="P4">println("==== 'Trump' mentions in tweets ====")</text:p>
      <text:p text:style-name="P4">println(donaldTweets.count())</text:p>
      <text:h text:style-name="Heading_20_2" text:outline-level="2"><text:span text:style-name="T7">1.2 Construire un RDD contenant des paires</text:span> (tweet, sentiment) <text:span text:style-name="T7">indiquant le sentiment de chaque tweet.</text:span></text:h>
      <text:p text:style-name="P5">val tweets: RDD[String] = sc.textFile("1Mtweets_en.txt")</text:p>
      <text:p text:style-name="P4">val tweetSentiments: RDD[(String, Double)] = tweets.map(tweet =&gt; (tweet, TweetUtilities.getSentiment(tweet)))</text:p>
      <text:p text:style-name="P4"/>
      <text:p text:style-name="P6">println("==== <text:span text:style-name="T10">Sentiments of 5 tweets</text:span> ====")</text:p>
      <text:p text:style-name="P4">tweetSentiments.take(5).foreach(println)</text:p>
      <text:h text:style-name="Heading_20_2" text:outline-level="2"><text:span text:style-name="T8">1.</text:span>3 <text:span text:style-name="T8">En utilisant le RDD précédent, créer un RDD représentant <text:s/>le sentiment associé à chaque hashtag (ou mention)</text:span></text:h>
      <text:p text:style-name="P11"><text:span text:style-name="T9">Pour représenter la sentiment associé à chaque tag, j’ai pris la moyenne des sentiments </text:span><text:span text:style-name="T3">de tous les</text:span><text:span text:style-name="T9"> tweets </text:span><text:span text:style-name="T3">utilisant le tag.</text:span></text:p>
      <text:p text:style-name="P4">// 2.3. Sentiments associated with each hashtags: average of tweet sentiment values associated with each hashtag</text:p>
      <text:p text:style-name="P4"/>
      <text:p text:style-name="P4">// For each tweet, return a list of (hashtag, sentiment value)</text:p>
      <text:p text:style-name="P4">def <text:span text:style-name="T1">tweetToHashtagSentiment</text:span>(tweet: String ) : List[(String, Double)] = {</text:p>
      <text:p text:style-name="P4"><text:s text:c="4"/>val sentiment: Double = TweetUtilities.getSentiment(tweet)</text:p>
      <text:p text:style-name="P4"/>
      <text:p text:style-name="P4"><text:s text:c="4"/>val lb: ListBuffer[(String, Double)] = ListBuffer()</text:p>
      <text:p text:style-name="P4"><text:tab/></text:p>
      <text:p text:style-name="P4"><text:s text:c="4"/>for (ht &lt;- TweetUtilities.getHashTags(tweet)) {</text:p>
      <text:p text:style-name="P4"><text:s text:c="8"/>lb += ((ht, sentiment))</text:p>
      <text:p text:style-name="P4"><text:s text:c="4"/>}</text:p>
      <text:p text:style-name="P4"><text:s text:c="4"/>return lb.toList</text:p>
      <text:p text:style-name="P4">}</text:p>
      <text:p text:style-name="P4"/>
      <text:p text:style-name="P4">def <text:span text:style-name="T1">myAverage</text:span>(buf: Iterable[Double]) : Double = {</text:p>
      <text:p text:style-name="P4"><text:soft-page-break/><text:s text:c="4"/>var mysum = 0.0</text:p>
      <text:p text:style-name="P4"><text:s text:c="4"/>buf.foreach(mysum += _)</text:p>
      <text:p text:style-name="P4"><text:s text:c="4"/>return mysum / buf.size</text:p>
      <text:p text:style-name="P4">}</text:p>
      <text:p text:style-name="P4"/>
      <text:p text:style-name="P8"><text:span text:style-name="T4">// </text:span><text:span text:style-name="T5">RDD </text:span><text:span text:style-name="T11">e</text:span><text:span text:style-name="T12">xtraction of all tags from their tweet,</text:span></text:p>
      <text:p text:style-name="P8"><text:span text:style-name="T12">// the value is the sentiment of the original tweet</text:span><text:span text:style-name="T5"> .</text:span></text:p>
      <text:p text:style-name="P7"><text:span text:style-name="T9">// There are duplicate keys in the RDD (hashtag)</text:span></text:p>
      <text:p text:style-name="P6">val hashtagSentiment: RDD[(String, Double)] = tweets.flatMap(tw =&gt; <text:span text:style-name="T1">tweetToHashtagSentiment</text:span>(tw))</text:p>
      <text:p text:style-name="P6"/>
      <text:p text:style-name="P6">// <text:span text:style-name="T13">RDD that groups the entry of the previous RDD by key (hashtag)</text:span></text:p>
      <text:p text:style-name="P6">// <text:span text:style-name="T14">Each hashtag has a list of sentiments values</text:span></text:p>
      <text:p text:style-name="P4">val hashtagGrouped = hashtagSentiment.groupByKey()</text:p>
      <text:p text:style-name="P4"/>
      <text:p text:style-name="P7">// <text:span text:style-name="T13">RDD for each hashtag compute the average sentiment associated</text:span></text:p>
      <text:p text:style-name="P7"><text:span text:style-name="T13">// with it by mapping its values</text:span></text:p>
      <text:p text:style-name="P4">val hashtagSentimentFinal = hashtagGrouped.map(x =&gt; (x._1, <text:span text:style-name="T1">myAverage</text:span>(x._2)))</text:p>
      <text:p text:style-name="P4"/>
      <text:p text:style-name="P4"/>
      <text:p text:style-name="P6">println("==== Hashtags Sentiments <text:span text:style-name="T9">for 10 tags</text:span> ====")</text:p>
      <text:p text:style-name="P4">hashtagSentimentFinal.take(10).foreach(println)</text:p>
      <text:h text:style-name="Heading_20_2" text:outline-level="2"><text:span text:style-name="T8">1.</text:span>4 <text:span text:style-name="T8">Afficher les K plus positifs / négatifs hashtags</text:span></text:h>
      <text:p text:style-name="P12">En partant d<text:span text:style-name="T14">u dernier</text:span> RDD de la question précédente :</text:p>
      <text:p text:style-name="P4">// 2.4 most positive/negative hashtags</text:p>
      <text:p text:style-name="P4"/>
      <text:p text:style-name="P4">println("==== Most positive hashtags ====")<text:tab/><text:tab/></text:p>
      <text:p text:style-name="P4">hashtagSentimentFinal.sortBy(_._2, ascending=false).take(10).foreach(println)</text:p>
      <text:p text:style-name="P4"/>
      <text:p text:style-name="P4">println("==== Most negative hashtags ====")<text:tab/><text:tab/></text:p>
      <text:p text:style-name="P4">hashtagSentimentFinal.sortBy(_._2, ascending=true).take(10).foreach(println)</text:p>
      <text:h text:style-name="Heading_20_1" text:outline-level="1">2. Stream Processing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adornments="Gras" style:font-family-generic="swiss" style:font-pitch="variable"/>
    <style:font-face style:name="Segoe UI" svg:font-family="'Segoe UI'" style:font-adornments="Normal" style:font-family-generic="swiss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" fo:font-family="'Segoe UI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Segoe UI1" fo:font-family="'Segoe UI'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egoe UI1" fo:font-family="'Segoe UI'" style:font-style-name="Gras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Segoe UI" fo:font-family="'Segoe UI'" style:font-style-name="Normal" style:font-family-generic="swiss" style:font-pitch="variable"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Segoe UI1" fo:font-family="'Segoe UI'" style:font-style-name="Gras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99cm" loext:contextual-spacing="false"/>
      <style:text-properties style:font-name="Segoe UI1" fo:font-family="'Segoe UI'" style:font-style-name="Gras" style:font-family-generic="swiss" style:font-pitch="variable" fo:font-size="85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cm" fo:margin-bottom="0cm" loext:contextual-spacing="false" fo:background-color="#eeeeee" fo:padding="0.049cm" fo:border="0.06pt solid #cccccc">
        <style:tab-stops/>
      </style:paragraph-properties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line-height="100%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7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1T10:49:55.465000000</meta:creation-date>
    <dc:date>2020-01-12T17:48:16.501000000</dc:date>
    <meta:editing-duration>PT3H36M4S</meta:editing-duration>
    <meta:editing-cycles>25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53" meta:word-count="343" meta:character-count="2721" meta:non-whitespace-character-count="2383"/>
  </office:meta>
</office:document-meta>
</file>